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tBox-Documentation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</text:index-body>
      </text:table-of-content>
      <text:p text:style-name="P2"/>
      <text:h text:style-name="P3" text:outline-level="1">Introduction</text:h>
      <text:p text:style-name="Text_20_body">CatBox is an easy Administration toolbox with modular structure for the whole system, including modules to configure the X-server, <text:s/>various hardware and filesystem mounting and many more...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initial-creator>Michael Durrer</meta:initial-creator>
    <meta:creation-date>2006-03-18T23:35:48</meta:creation-date>
    <dc:creator>Michael Durrer</dc:creator>
    <dc:date>2006-03-19T00:58:33</dc:date>
    <dc:language>de-CH</dc:language>
    <meta:editing-cycles>2</meta:editing-cycles>
    <meta:editing-duration>PT21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" meta:word-count="32" meta:character-count="240"/>
  </office:meta>
</office:document-meta>
</file>